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FreeSans" officeooo:rsid="001a6dce" officeooo:paragraph-rsid="001a6dce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FreeSans" officeooo:rsid="001d6e50" officeooo:paragraph-rsid="001d6e50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 officeooo:rsid="00205b9b" officeooo:paragraph-rsid="00205b9b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227c2d" officeooo:paragraph-rsid="00227c2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1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227c2d" officeooo:paragraph-rsid="00227c2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246a9f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fo:font-variant="normal" fo:text-transform="none" fo:color="#000000" fo:font-size="11pt" fo:letter-spacing="normal" fo:font-style="normal" fo:font-weight="normal" officeooo:rsid="00246a9f" style:font-size-asian="11pt" style:font-size-complex="11pt"/>
    </style:style>
    <style:style style:name="T4" style:family="text">
      <style:text-properties officeooo:rsid="001b4930"/>
    </style:style>
    <style:style style:name="T5" style:family="text">
      <style:text-properties officeooo:rsid="00246a9f"/>
    </style:style>
    <style:style style:name="T6" style:family="text">
      <style:text-properties officeooo:rsid="00256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Venezuela exibe avanços na cultura do Software Livre</text:p>
      <text:p text:style-name="P1"/>
      <text:p text:style-name="P1"><text:s/></text:p>
      <text:p text:style-name="P14">Palestra realizada na manhã desta quinta-feira (08/05) no Fórum Internacional Software Livre mostrou realidade no país latino-americano</text:p>
      <text:p text:style-name="P14"><text:s/></text:p>
      <text:p text:style-name="P14"></text:p>
      <text:p text:style-name="P14">País marcado por forte produção petroleira a Venezuela também vive de avançada tecnologia. Com 29 milhões de habitantes o cenário politico é conturbado com protestos que sacodem a nação. O palestrante Carlos Figuera fez questão de demonstrar a outra revolução que é de desenvolvimento da cultura de software livre.</text:p>
      <text:p text:style-name="P14"></text:p>
      <text:p text:style-name="P14">Assim como no Brasil, houve avanços no Marco Legal. A história do movimento software livre teve origem em 2002 num momento em que a estatal PDVSA decidiu parar a empresa e tirar o comando das mãos de Hugo Chávez. A comunidade de software livre teve importante protagonismo na recuperação de sistemas que haviam sido destruídos. Outro marco foi o decreto 3990 que estabeleceu o software livre como prioritário em instituições públicas.</text:p>
      <text:p text:style-name="P14"></text:p>
      <text:p text:style-name="P14">- Hoje o software livre está praticamente em todas as instituições e é parte da cultura do país - disse.</text:p>
      <text:p text:style-name="P14"></text:p>
      <text:p text:style-name="P14">A maioria dos serviços web na Venezuela estão em GNU Linux com algumas exceções em empresas públicas grandes que usam Oracle e SAP. </text:p>
      <text:p text:style-name="P2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0"><text:a xlink:type="simple" xlink:href="http://comunicacao.softwarelivre.org/fisl15"><text:span text:style-name="T2">http://comunicacao.softwarelivre.org/fisl15</text:span></text:a></text:p>
      <text:p text:style-name="P9"/>
      <text:p text:style-name="P8">Fotos <text:span text:style-name="T5">do </text:span>FISL <text:span text:style-name="T6">2014</text:span>:</text:p>
      <text:p text:style-name="P18"><text:a xlink:type="simple" xlink:href="https://www.flickr.com/fislquinze"><text:span text:style-name="T3">https://www.flickr.com/fislquinze</text:span></text:a></text:p>
      <text:p text:style-name="P1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20</meta:editing-cycles>
    <meta:creation-date>2014-04-30T13:37:00</meta:creation-date>
    <dc:date>2014-05-08T14:40:11.948339827</dc:date>
    <meta:editing-duration>PT2H47M57S</meta:editing-duration>
    <meta:generator>LibreOffice/4.1.2.3$Linux_X86_64 LibreOffice_project/410m0$Build-3</meta:generator>
    <meta:document-statistic meta:table-count="0" meta:image-count="0" meta:object-count="0" meta:page-count="1" meta:paragraph-count="24" meta:word-count="321" meta:character-count="2126" meta:non-whitespace-character-count="180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